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start"/>
      <style:text-properties fo:font-size="8pt" style:font-size-asian="8pt" style:font-size-complex="8pt"/>
    </style:style>
    <style:style style:name="P4" style:family="paragraph">
      <loext:graphic-properties draw:fill-color="#ffffff"/>
      <style:text-properties fo:font-size="8pt" style:font-size-asian="8pt" style:font-size-complex="8pt"/>
    </style:style>
    <style:style style:name="P5" style:family="paragraph">
      <style:text-properties fo:font-size="8pt" style:font-size-asian="8pt" style:font-size-complex="8pt"/>
    </style:style>
    <style:style style:name="P6" style:family="paragraph">
      <loext:graphic-properties draw:fill-color="#ffffff"/>
      <style:paragraph-properties fo:text-align="center"/>
      <style:text-properties fo:font-size="6pt" style:font-size-asian="6pt" style:font-size-complex="6pt"/>
    </style:style>
    <style:style style:name="P7" style:family="paragraph">
      <loext:graphic-properties draw:fill-color="#ffffff"/>
      <style:paragraph-properties fo:text-align="center"/>
      <style:text-properties fo:font-size="10.5pt" style:font-size-asian="10.5pt" style:font-size-complex="10.5pt"/>
    </style:style>
    <style:style style:name="P8" style:family="paragraph">
      <style:text-properties fo:font-size="10pt" style:font-size-asian="10pt" style:font-size-complex="10pt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font-size="10pt" style:font-size-asian="10pt" style:font-size-complex="10pt"/>
    </style:style>
    <style:style style:name="gr1" style:family="graphic">
      <style:graphic-properties draw:fill-color="#ffffff" draw:textarea-horizontal-align="justify" draw:textarea-vertical-align="middle" draw:auto-grow-height="false" fo:min-height="1.667cm" fo:min-width="7.295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fill-color="#ffffff" draw:textarea-horizontal-align="justify" draw:textarea-vertical-align="middle" draw:auto-grow-height="false" fo:min-height="2.043cm" fo:min-width="7.211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3" style:family="graphic">
      <style:graphic-properties draw:fill-color="#ffffff" draw:textarea-horizontal-align="justify" draw:textarea-vertical-align="middle" draw:auto-grow-height="false" fo:min-height="1.972cm" fo:min-width="7.294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4" style:family="graphic">
      <style:graphic-properties draw:fill-color="#ffffff" draw:textarea-horizontal-align="justify" draw:textarea-vertical-align="middle" draw:auto-grow-height="false" fo:min-height="0.432cm" fo:min-width="1.61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5" style:family="graphic">
      <style:graphic-properties draw:fill-color="#ffffff" draw:textarea-horizontal-align="justify" draw:textarea-vertical-align="middle" draw:auto-grow-height="false" fo:min-height="0.36cm" fo:min-width="1.529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6" style:family="graphic">
      <style:graphic-properties draw:textarea-horizontal-align="justify" draw:textarea-vertical-align="middle" draw:auto-grow-height="false" fo:min-height="0.997cm" fo:min-width="0.17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7" style:family="graphic">
      <style:graphic-properties draw:textarea-horizontal-align="justify" draw:textarea-vertical-align="middle" draw:auto-grow-height="false" fo:min-height="0.944cm" fo:min-width="0.123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custom-shape text:anchor-type="paragraph" draw:z-index="0" draw:name="Shape1" draw:style-name="gr1" draw:text-style-name="P2" svg:width="7.476cm" svg:height="1.848cm" svg:x="3.877cm" svg:y="0.559cm"><text:p text:style-name="P1">Users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1" draw:name="Shape2" draw:style-name="gr2" draw:text-style-name="P4" svg:width="7.43cm" svg:height="2.262cm" svg:x="3.953cm" svg:y="3.484cm"><text:p text:style-name="P3"><text:span text:style-name="T1">Software</text:span><text:span text:style-name="T1"><text:tab/></text:span><text:span text:style-name="T1"><text:tab/></text:span><text:span text:style-name="T1"> <text:s text:c="16"/>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2" draw:name="Shape3" draw:style-name="gr3" draw:text-style-name="P4" svg:width="7.506cm" svg:height="2.184cm" svg:x="3.985cm" svg:y="6.883cm"><text:p text:style-name="P5"><text:span text:style-name="T1">Hardware</text:span><text:span text:style-name="T1"><text:tab/></text:span><text:span text:style-name="T1"><text:tab/></text:span><text:span text:style-name="T1"><text:tab/></text:span><text:span text:style-name="T2">PLC <text:s/>I/O Actuator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3" draw:name="Shape4" draw:style-name="gr4" draw:text-style-name="P6" svg:width="1.662cm" svg:height="0.479cm" svg:x="7.015cm" svg:y="3.96cm"><text:p text:style-name="P1"><text:span text:style-name="T3">Application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4" draw:name="Shape5" draw:style-name="gr5" draw:text-style-name="P7" svg:width="1.569cm" svg:height="0.399cm" svg:x="7.031cm" svg:y="4.944cm"><text:p text:style-name="P1"><text:span text:style-name="T4">ROS</text:span></text:p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text:anchor-type="paragraph" draw:z-index="5" draw:name="Shape6" draw:style-name="gr6" draw:text-style-name="P8" svg:width="0.354cm" svg:height="1.138cm" svg:x="7.292cm" svg:y="5.745cm"><text:p><text:span text:style-name="T5"><text:s text:c="5"/></text:span><text:span text:style-name="T5">Drivers</text:span></text:p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6" draw:name="Shape7" draw:style-name="gr7" svg:width="0.248cm" svg:height="1.079cm" svg:x="7.384cm" svg:y="2.406cm"><text:p/><draw:enhanced-geometry svg:viewBox="0 0 21600 21600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04T12:09:11.106505694</meta:creation-date>
    <dc:date>2020-02-04T12:39:58.296686708</dc:date>
    <meta:editing-duration>PT20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